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paragraph-properties fo:margin-top="0cm" fo:margin-bottom="0cm" fo:orphans="2" fo:widows="2" fo:padding="0cm" fo:border="none"/>
    </style:style>
    <style:style style:name="P7" style:family="paragraph" style:parent-style-name="Text_20_body" style:list-style-name="L4">
      <style:paragraph-properties fo:margin-top="0cm" fo:margin-bottom="0cm" fo:orphans="2" fo:widows="2" fo:padding="0cm" fo:border="none"/>
      <style:text-properties fo:font-variant="normal" fo:text-transform="none" fo:color="#252525" fo:letter-spacing="normal"/>
    </style:style>
    <style:style style:name="P8" style:family="paragraph" style:parent-style-name="Text_20_body" style:list-style-name="L4">
      <style:paragraph-properties fo:margin-top="0cm" fo:margin-bottom="0cm" fo:orphans="2" fo:widows="2" fo:padding="0cm" fo:border="none"/>
      <style:text-properties fo:font-variant="normal" fo:text-transform="none" fo:color="#252525" style:font-name="sans-serif" fo:font-size="10.5pt" fo:letter-spacing="normal" fo:font-style="normal" fo:font-weight="normal"/>
    </style:style>
    <style:style style:name="P9" style:family="paragraph" style:parent-style-name="Text_20_body" style:list-style-name="L4">
      <style:paragraph-properties fo:margin-top="0cm" fo:margin-bottom="0cm" fo:line-height="100%" fo:orphans="2" fo:widows="2" fo:padding="0cm" fo:border="none"/>
    </style:style>
    <style:style style:name="P10" style:family="paragraph" style:parent-style-name="Text_20_body" style:list-style-name="L4">
      <style:paragraph-properties fo:margin-left="0cm" fo:margin-right="0cm" fo:margin-top="0cm" fo:margin-bottom="0cm" fo:orphans="2" fo:widows="2" fo:text-indent="0cm" style:auto-text-indent="false" fo:padding="0cm" fo:border="none"/>
      <style:text-properties fo:font-variant="normal" fo:text-transform="none" fo:color="#252525" style:font-name="sans-serif" fo:font-size="10.5pt" fo:letter-spacing="normal" fo:font-style="normal" fo:font-weight="normal"/>
    </style:style>
    <style:style style:name="P11" style:family="paragraph" style:parent-style-name="Heading_20_1" style:master-page-name="">
      <style:paragraph-properties style:page-number="auto" fo:break-before="page"/>
    </style:style>
    <style:style style:name="T1" style:family="text">
      <style:text-properties style:font-name="sans-serif" fo:font-size="10.5pt" fo:font-style="normal" fo:font-weight="normal"/>
    </style:style>
    <style:style style:name="T2" style:family="text">
      <style:text-properties style:font-name="sans-serif" fo:font-size="10.5pt" fo:font-style="normal" fo:font-weight="bold"/>
    </style:style>
    <style:style style:name="T3" style:family="text">
      <style:text-properties style:font-name="sans-serif" fo:font-size="10.5pt" fo:font-style="italic" fo:font-weight="normal"/>
    </style:style>
    <style:style style:name="T4" style:family="text">
      <style:text-properties fo:font-variant="normal" fo:text-transform="none" fo:color="#252525" style:font-name="sans-serif" fo:font-size="10.5pt" fo:letter-spacing="normal" fo:font-style="normal" fo:font-weight="normal"/>
    </style:style>
    <style:style style:name="T5" style:family="text">
      <style:text-properties fo:font-variant="normal" fo:text-transform="none" fo:color="#252525" style:font-name="sans-serif" fo:font-size="10.5pt" fo:letter-spacing="normal" fo:font-style="normal" fo:font-weight="bold"/>
    </style:style>
    <style:style style:name="T6" style:family="text">
      <style:text-properties fo:font-variant="normal" fo:text-transform="none" fo:color="#252525" style:font-name="sans-serif" fo:font-size="10.5pt" fo:letter-spacing="normal" fo:font-style="italic" fo:font-weight="normal"/>
    </style:style>
    <style:style style:name="T7" style:family="text">
      <style:text-properties fo:font-variant="normal" fo:text-transform="none" fo:color="#252525" fo:letter-spacing="normal"/>
    </style:style>
    <style:style style:name="T8" style:family="text">
      <style:text-properties fo:font-variant="normal" fo:text-transform="none" fo:color="#0b0080" style:text-line-through-style="none" style:font-name="sans-serif" fo:font-size="10.5pt" fo:letter-spacing="normal" fo:font-style="normal" style:text-underline-style="none" fo:font-weight="bold" style:text-blinking="false"/>
    </style:style>
    <style:style style:name="T9" style:family="text">
      <style:text-properties fo:font-variant="normal" fo:text-transform="none" fo:color="#0b0080" style:text-line-through-style="none" style:font-name="sans-serif" fo:font-size="10.5pt" fo:letter-spacing="normal" fo:font-style="normal" style:text-underline-style="none" fo:font-weight="normal" style:text-blinking="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ing</text:h>
      <text:h text:style-name="Heading_20_1" text:outline-level="1">Claims</text:h>
      <text:table-of-content text:style-name="Sect1" text:protected="true" text:name="Table of Contents3">
        <text:table-of-content-source text:outline-level="2" text:index-scope="chapter">
          <text:index-title-template text:style-name="Contents_20_Heading">List of Claim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3_Head">
            <text:p text:style-name="Contents_20_Heading">List of Claims</text:p>
          </text:index-title>
          <text:p text:style-name="P1"><text:s/>1 Claims<text:tab/>1</text:p>
          <text:p text:style-name="P2"><text:s/>1.1 Fraud over $5000<text:tab/>1</text:p>
          <text:p text:style-name="P2"><text:s/>1.2 Facilitating Money Laundering<text:tab/>1</text:p>
          <text:p text:style-name="P2"><text:s/>1.3 Money Laundering<text:tab/>1</text:p>
          <text:p text:style-name="P2"><text:s/>1.4 Facilitating Terrorist Financing<text:tab/>1</text:p>
          <text:p text:style-name="P2"><text:s/>1.5 Contravene the CBSA Act (making regulation)<text:tab/>1</text:p>
          <text:p text:style-name="P2"><text:s/>1.6 Punitive Damages<text:tab/>1</text:p>
        </text:index-body>
      </text:table-of-content>
      <text:list xml:id="list8613800542162087482" text:style-name="L1">
        <text:list-header>
          <text:p text:style-name="P3"/>
        </text:list-header>
        <text:list-item>
          <text:p text:style-name="P3">What needs to be pleaded for this claim?</text:p>
        </text:list-item>
        <text:list-item>
          <text:p text:style-name="P3">What evidence is required to prove it?</text:p>
        </text:list-item>
      </text:list>
      <text:h text:style-name="Heading_20_2" text:outline-level="2">Fraud over $5000</text:h>
      <text:h text:style-name="Heading_20_2" text:outline-level="2">Facilitating Money Laundering</text:h>
      <text:h text:style-name="Heading_20_2" text:outline-level="2">Money Laundering</text:h>
      <text:h text:style-name="Heading_20_2" text:outline-level="2">Facilitating Terrorist Financing</text:h>
      <text:h text:style-name="Heading_20_2" text:outline-level="2">Contravene the CBSA Act (making regulation)</text:h>
      <text:h text:style-name="Heading_20_2" text:outline-level="2">Punitive Damages</text:h>
      <text:h text:style-name="P11" text:outline-level="1">Timeline</text:h>
      <text:h text:style-name="Heading_20_1" text:outline-level="1">Witnesses</text:h>
      <text:table-of-content text:style-name="Sect1" text:protected="true" text:name="Table of Contents2">
        <text:table-of-content-source text:outline-level="2" text:index-scope="chapter">
          <text:index-title-template text:style-name="Contents_20_Heading">List of Witness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List of Witnesses</text:p>
          </text:index-title>
          <text:p text:style-name="P1">Witnesses<text:tab/>2</text:p>
          <text:p text:style-name="P2">Christopher Debski<text:tab/>2</text:p>
          <text:p text:style-name="P2">Martine Gagnon<text:tab/>2</text:p>
          <text:p text:style-name="P2">John Dancause<text:tab/>2</text:p>
          <text:p text:style-name="P2">Ann Kendall<text:tab/>2</text:p>
          <text:p text:style-name="P2">Jeffrey Strickland<text:tab/>2</text:p>
        </text:index-body>
      </text:table-of-content>
      <text:p text:style-name="Text_20_body"/>
      <text:h text:style-name="Heading_20_2" text:outline-level="2">Christopher Debski</text:h>
      <text:p text:style-name="Text_20_body">Need certificate as to the authenticity of photos of property as per CC 491.2</text:p>
      <text:p text:style-name="Text_20_body"><text:span text:style-name="T7">From https://en.wikibooks.org/wiki/Canadian_Criminal_Law/Offences/Fraud</text:span></text:p>
      <text:p text:style-name="Text_20_body"><text:span text:style-name="T7">♰ </text:span><text:a xlink:type="simple" xlink:href="https://en.wikibooks.org/wiki/Canadian_Criminal_Law/Identity"><text:span text:style-name="T8">identity</text:span></text:a><text:span text:style-name="T4"> of accused</text:span></text:p>
      <text:list xml:id="list4361744643671158204" text:style-name="L4">
        <text:list-item>
          <text:p text:style-name="P6"><text:span text:style-name="T7">♰ </text:span><text:a xlink:type="simple" xlink:href="https://en.wikibooks.org/wiki/Canadian_Criminal_Law/Jurisdiction_and_Time"><text:span text:style-name="T8">date and time</text:span></text:a><text:span text:style-name="T4"> of incident</text:span></text:p>
        </text:list-item>
        <text:list-item>
          <text:p text:style-name="P6"><text:span text:style-name="T7">♰ </text:span><text:a xlink:type="simple" xlink:href="https://en.wikibooks.org/wiki/Canadian_Criminal_Law/Jurisdiction_and_Time"><text:span text:style-name="T8">jurisdiction</text:span></text:a><text:span text:style-name="T4"> (incl. region and province)</text:span></text:p>
        </text:list-item>
        <text:list-item>
          <text:p text:style-name="P7">♰ <text:span text:style-name="T2">that the complainant owned something of value</text:span><text:span text:style-name="T1"> (property, money, valuable security, or a service)</text:span></text:p>
        </text:list-item>
        <text:list-item>
          <text:p text:style-name="P7">♰ <text:span text:style-name="T2">that the accused deprived the complainant of something of value</text:span><text:span text:style-name="T1"> </text:span><text:span text:style-name="T3">or</text:span><text:span text:style-name="T1"> </text:span><text:span text:style-name="T2">was put at risk of losing something of value</text:span></text:p>
          <text:list>
            <text:list-item>
              <text:p text:style-name="P10">Any false representations made</text:p>
            </text:list-item>
            <text:list-item>
              <text:p text:style-name="P8">money or property of value paid to the accused</text:p>
            </text:list-item>
            <text:list-item>
              <text:p text:style-name="P8">reason money was paid to the accused</text:p>
            </text:list-item>
          </text:list>
        </text:list-item>
        <text:list-item>
          <text:p text:style-name="P7">♰ <text:span text:style-name="T1">the ownership, value and continuity of the property, money, or service, including whether it is over $5,000 (for 380(a)) or under $5,000 (for 380(b)) -- call witness or file documents in accordance with s. 491.2 and s. 657.1).</text:span></text:p>
        </text:list-item>
        <text:list-item>
          <text:p text:style-name="P6"><text:span text:style-name="T7">♰ </text:span><text:span text:style-name="T5">that the deprivation must have been caused by deceit, falsehood, or other fraudulent means</text:span><text:span text:style-name="T4">; (see </text:span><text:a xlink:type="simple" xlink:href="https://en.wikibooks.org/wiki/Canadian_Criminal_Law/Causation"><text:span text:style-name="T9">Canadian Criminal Law/Causation</text:span></text:a><text:span text:style-name="T4">)</text:span></text:p>
        </text:list-item>
        <text:list-item>
          <text:p text:style-name="P9"><text:span text:style-name="T7">♰ </text:span><text:span text:style-name="T5">the accused intended to defraud the complainant</text:span><text:span text:style-name="T4"> </text:span><text:span text:style-name="T6">or</text:span><text:span text:style-name="T4"> </text:span><text:span text:style-name="T5">had knowledge that the conduct could result in deprivation</text:span><text:bookmark text:name="cite_ref-1"/><text:a xlink:type="simple" xlink:href="https://en.wikibooks.org/wiki/Canadian_Criminal_Law/Offences/Fraud#cite_note-1"><text:span text:style-name="T9">[1]</text:span></text:a></text:p>
        </text:list-item>
      </text:list>
      <text:p text:style-name="Text_20_body"/>
      <text:h text:style-name="Heading_20_2" text:outline-level="2">Martine Gagnon</text:h>
      <text:h text:style-name="Heading_20_2" text:outline-level="2">John Dancause</text:h>
      <text:h text:style-name="Heading_20_2" text:outline-level="2">Ann Kendall</text:h>
      <text:h text:style-name="Heading_20_2" text:outline-level="2">Jeffrey Strickland</text:h>
      <text:h text:style-name="Heading_20_2" text:outline-level="2">Julia Cossitt</text:h>
      <text:p text:style-name="Standard">Address: M &amp; J COSSITT, 520 Bunting Rd, St Catharines ON, L2M3A6 Tel: 905-646-3987</text:p>
      <text:p text:style-name="Text_20_body"/>
      <text:p text:style-name="Text_20_body">She is listed as contact on the "Information Bulletin – Precious Metals – Bullion and Coin"</text:p>
      <text:p text:style-name="Text_20_body"/>
      <text:h text:style-name="Heading_20_1" text:outline-level="1">Exhibits</text:h>
      <text:table-of-content text:style-name="Sect1" text:protected="true" text:name="Table of Contents1">
        <text:table-of-content-source text:outline-level="2" text:index-scope="chapter">
          <text:index-title-template text:style-name="Contents_20_Heading">List of Exhibi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List of Exhibits</text:p>
          </text:index-title>
          <text:p text:style-name="P1"><text:s/>3 Exhibits<text:tab/>3</text:p>
          <text:p text:style-name="P2"><text:s/>3.1 Letter of reasons from Ann Kendall, XXX date<text:tab/>3</text:p>
          <text:p text:style-name="P2"><text:s/>3.2 John Dancause opinion<text:tab/>3</text:p>
        </text:index-body>
      </text:table-of-content>
      <text:p text:style-name="Text_20_body"/>
      <text:list xml:id="list4031763362558384958" text:style-name="L2">
        <text:list-item>
          <text:p text:style-name="P4">How can I get this exhibit into evidence</text:p>
        </text:list-item>
        <text:list-item>
          <text:p text:style-name="P4">Do I want to use this exhibit to question any witnesses?</text:p>
        </text:list-item>
      </text:list>
      <text:h text:style-name="Heading_20_2" text:outline-level="2">Letter of reasons from Ann Kendall, XXX date</text:h>
      <text:h text:style-name="Heading_20_2" text:outline-level="2">John Dancause opinion</text:h>
      <text:h text:style-name="Heading_20_2" text:outline-level="2">CBSA Information Bulletin "PRECIOUS METALS – BULLION AND COIN"</text:h>
      <text:p text:style-name="Text_20_body">Authetication : request to admit</text:p>
      <text:h text:style-name="Heading_20_1" text:outline-level="1">Law</text:h>
      <text:table-of-content text:style-name="Sect1" text:protected="true" text:name="Table of Contents4">
        <text:table-of-content-source text:outline-level="2" text:index-scope="chapter">
          <text:index-title-template text:style-name="Contents_20_Heading">Questions of Law</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4_Head">
            <text:p text:style-name="Contents_20_Heading">Questions of Law</text:p>
          </text:index-title>
          <text:p text:style-name="P1"><text:s/>5 Law<text:tab/>5</text:p>
          <text:p text:style-name="P2"><text:s/>5.1 Gold Bars as Financial Instruments<text:tab/>5</text:p>
          <text:p text:style-name="P2"><text:s/>5.2 Value of Currency<text:tab/>5</text:p>
          <text:p text:style-name="P2"><text:s/>5.3 Circulation status not relevant<text:tab/>5</text:p>
          <text:p text:style-name="P2"><text:s/>5.4 Collectible status not relevant<text:tab/>5</text:p>
        </text:index-body>
      </text:table-of-content>
      <text:p text:style-name="Text_20_body"/>
      <text:h text:style-name="Heading_20_2" text:outline-level="2">Gold Bars as Financial Instruments</text:h>
      <text:h text:style-name="Heading_20_2" text:outline-level="2">Value of Currency</text:h>
      <text:h text:style-name="Heading_20_2" text:outline-level="2">Circulation status not relevant</text:h>
      <text:h text:style-name="Heading_20_2" text:outline-level="2">Collectible status not relevant</text:h>
      <text:h text:style-name="Heading_20_1" text:outline-level="1">Statement of the case</text:h>
      <text:h text:style-name="Heading_20_1" text:outline-level="1">Request to Admit</text:h>
      <text:list xml:id="list7832424972261529087" text:style-name="L3">
        <text:list-item>
          <text:p text:style-name="P5">Do you admit or deny that the document titled "Infomation Bulletin – Precious Metals <text:s/>- Bullion and Coin" dated October 2010, presented as evidence in the Plaintiff's Examination for Discovery in response to question 26 is genuine and authentic, and was used by the CBSA as basis for enforcement in the seizure that makes the object of this Action?</text:p>
        </text:list-item>
        <text:list-item>
          <text:p text:style-name="P5">Do you admit or deny that the Information Bulletin quotes the "financial instrument (precious metal)" definition from Excise Tax Act section 123(1), and a modified version of the Canada Revenue Agency Policy Statement P-192, Supplies of Precious Metals (<text:a xlink:type="simple" xlink:href="http://www.cra-arc.gc.ca/E/pub/gm/17-1/17-1-e.pdf">http://www.cra-arc.gc.ca/E/pub/gm/17-1/17-1-e.pdf</text:a>), which describe the criteria for gold, silver and platinum bars, ingots, coins or wavers to be considered financial instruments. The Bulletin further describes coins intended for use as legal tender, issued by govenment authorities. The Bulletin further emphatically (underlining the word "not", in two instances) instructs CBSA personel to not require either importers or exporters to file Cross-Border Currency of Monetary Instrument Reports for the described coins, or for bullion bars, ingots, or wafers that match the Excise Tax Act definition of Financial Instruments.</text:p>
        </text:list-item>
        <text:list-item>
          <text:p text:style-name="P5">Do you admit or deny that the Information Bulletin provides detailed instructions on how the CBSA personel are to use the TEPS software to calculate terms of release for enforcement of non-report of importation of precious metals that are described as currency in the Bulletin, or defined as Financial instruments (precious metals) by the Excise Tax Act.</text:p>
        </text:list-item>
        <text:list-item>
          <text:p text:style-name="P5">Do you admit or deny that the Information Bulletin contains a statement at the bottom of each page claiming it is a protected document for use only by the agency, and not for dissemination without the written permission of the CBSA.</text:p>
        </text:list-item>
        <text:list-item>
          <text:p text:style-name="P5">Do you admit or deny that between October 2010 and October 21, 2014, the TEPS software was upgraded at least yearly, and the version used on the date of the seizure at the location of the seizure included the update that the Information Bulletin mentions.</text:p>
        </text:list-item>
        <text:list-item>
          <text:p text:style-name="P5">ETA Schedule V Part VII (1)</text:p>
        </text:list-item>
        <text:list-item>
          <text:p text:style-name="P5">ETA Section 51 Schedule III Part XI (3) – Foreign gold coin (whether or not issued by a foreign government for use as currency) exempted from consumption or importation taxes.</text:p>
        </text:list-item>
        <text:list-item>
          <text:p text:style-name="P5">ETA Section 51 Schedule III Part XI (4) – Coin of any metal, of authorized weight and design, issued for use as currency under the authority of the government of any country.</text:p>
          <text:p text:style-name="P5"/>
        </text:list-item>
      </text:list>
      <text:h text:style-name="Heading_20_1" text:outline-level="1">Factum</text:h>
      <text:h text:style-name="Heading_20_1" text:outline-level="1">Miscellaneous</text:h>
      <text:p text:style-name="Text_20_body"/>
      <text:p text:style-name="Text_20_body">However, as was confirmed in Pearson v. Inco17, where a third party is merely retained to gather information which is passed on to counsel, who then uses the information to provide legal advice, no solicitor-client privilege will apply to the communications between the lawyer and the information-collector. <text:s/>(understanding-claims-of-privilege-and-how-privilege-can-be-lost.pdf)</text:p>
      <text:p text:style-name="Text_20_body"/>
      <text:p text:style-name="Text_20_body"/>
      <text:h text:style-name="Heading_20_1" text:outline-level="1">Clos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6DT12H40M31S</meta:editing-duration>
    <meta:editing-cycles>8</meta:editing-cycles>
    <meta:generator>OpenOffice/4.0.1$Win32 OpenOffice.org_project/401m5$Build-9714</meta:generator>
    <dc:date>2017-02-16T22:15:34.68</dc:date>
    <dc:creator>Radu Hociung</dc:creator>
    <meta:document-statistic meta:table-count="0" meta:image-count="0" meta:object-count="0" meta:page-count="11" meta:paragraph-count="84" meta:word-count="917" meta:character-count="5596"/>
    <meta:user-defined meta:name="Info 1"/>
    <meta:user-defined meta:name="Info 2"/>
    <meta:user-defined meta:name="Info 3"/>
    <meta:user-defined meta:name="Info 4"/>
  </office:meta>
</office:document-meta>
</file>